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E000004B29D91474FE3C415D8.png" manifest:media-type="image/png"/>
  <manifest:file-entry manifest:full-path="Pictures/1000020100000768000004B670E99022E0029B7B.png" manifest:media-type="image/png"/>
  <manifest:file-entry manifest:full-path="Pictures/10000201000005F0000004CC228A1000FDB7F219.png" manifest:media-type="image/png"/>
  <manifest:file-entry manifest:full-path="Pictures/1000020100000542000004785181EEDFA985CCBE.png" manifest:media-type="image/png"/>
  <manifest:file-entry manifest:full-path="Pictures/10000201000005F6000004B2E343D2855B85F4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aee" officeooo:paragraph-rsid="001f0aee"/>
    </style:style>
    <style:style style:name="P2" style:family="paragraph" style:parent-style-name="Standard">
      <style:text-properties officeooo:rsid="00225135" officeooo:paragraph-rsid="0022513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1</text:p>
      <text:p text:style-name="P1"><draw:frame draw:style-name="fr2" draw:name="Image2" text:anchor-type="char" svg:width="17cm" svg:height="13.39cm" draw:z-index="1"><draw:image xlink:href="Pictures/10000201000005F6000004B2E343D2855B85F40C.png" xlink:type="simple" xlink:show="embed" xlink:actuate="onLoad" loext:mime-type="image/png"/></draw:frame></text:p>
      <text:p text:style-name="P1">Q.2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<draw:frame draw:style-name="fr1" draw:name="Image1" text:anchor-type="char" svg:width="17cm" svg:height="14.448cm" draw:z-index="0"><draw:image xlink:href="Pictures/1000020100000542000004785181EEDFA985CCBE.png" xlink:type="simple" xlink:show="embed" xlink:actuate="onLoad" loext:mime-type="image/png"/></draw:frame><text:soft-page-break/><text:s text:c="89"/></text:p>
      <text:p text:style-name="P1"/>
      <text:p text:style-name="P1"/>
      <text:p text:style-name="P1"/>
      <text:p text:style-name="P1"/>
      <text:p text:style-name="P1"><text:soft-page-break/>Q3.</text:p>
      <text:p text:style-name="P1"><draw:frame draw:style-name="fr1" draw:name="Image4" text:anchor-type="char" svg:width="17cm" svg:height="13.734cm" draw:z-index="3"><draw:image xlink:href="Pictures/10000201000005F0000004CC228A1000FDB7F219.png" xlink:type="simple" xlink:show="embed" xlink:actuate="onLoad" loext:mime-type="image/png"/></draw:frame></text:p>
      <text:p text:style-name="P1"/>
      <text:p text:style-name="P1">Q4</text:p>
      <text:p text:style-name="P1"/>
      <text:p text:style-name="P1"/>
      <text:p text:style-name="P1"/>
      <text:p text:style-name="P1"><draw:frame draw:style-name="fr1" draw:name="Image3" text:anchor-type="char" svg:width="17cm" svg:height="10.813cm" draw:z-index="2"><draw:image xlink:href="Pictures/1000020100000768000004B670E99022E0029B7B.png" xlink:type="simple" xlink:show="embed" xlink:actuate="onLoad" loext:mime-type="image/png"/></draw:frame>Q5</text:p>
      <text:p text:style-name="P1"/>
      <text:p text:style-name="P1"/>
      <text:p text:style-name="P1"/>
      <text:p text:style-name="P1"/>
      <text:p text:style-name="P2"><draw:frame draw:style-name="fr1" draw:name="Image5" text:anchor-type="char" svg:width="17cm" svg:height="13.899cm" draw:z-index="4"><draw:image xlink:href="Pictures/10000201000005BE000004B29D91474FE3C415D8.png" xlink:type="simple" xlink:show="embed" xlink:actuate="onLoad" loext:mime-type="image/png"/></draw:frame><text:soft-page-break/>Q 2 Output by manually copying the file in terminal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7:08:22.470649900</meta:creation-date>
    <dc:date>2022-04-02T16:17:55.320340889</dc:date>
    <meta:editing-duration>PT2M39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5" meta:paragraph-count="7" meta:word-count="15" meta:character-count="153" meta:non-whitespace-character-count="55"/>
  </office:meta>
</office:document-meta>
</file>